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22.5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7%" fo:text-align="start" style:justify-single-word="false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fo:font-size="25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reak-befor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-0.635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fo:font-size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#include &lt;stdio.h&gt;</text:span></text:p>
      <text:p text:style-name="Preformatted_20_Text">#include &lt;iostream&gt;</text:p>
      <text:p text:style-name="Preformatted_20_Text">#include &lt;iomanip&gt;</text:p>
      <text:p text:style-name="Preformatted_20_Text"/>
      <text:p text:style-name="Preformatted_20_Text"/>
      <text:p text:style-name="Preformatted_20_Text">const int N=5;</text:p>
      <text:p text:style-name="Preformatted_20_Text">const int ncuad=N*N;</text:p>
      <text:p text:style-name="Preformatted_20_Text"/>
      <text:p text:style-name="Preformatted_20_Text">void mover(int tablero[][N], int i, int pos_x, int pos_y, bool &amp; resuelto);</text:p>
      <text:p text:style-name="Preformatted_20_Text"/>
      <text:p text:style-name="Preformatted_20_Text">void moverTodos(int tablero[][N],int i, int pos_x, int pos_y, int &amp;nsol);</text:p>
      <text:p text:style-name="Preformatted_20_Text"/>
      <text:p text:style-name="Preformatted_20_Text">void inicializa (int tablero[][N]);</text:p>
      <text:p text:style-name="Preformatted_20_Text"/>
      <text:p text:style-name="Preformatted_20_Text">void mostrarTablero(int T[][N]);</text:p>
      <text:p text:style-name="Preformatted_20_Text"/>
      <text:p text:style-name="Preformatted_20_Text">const int ejex[8] = { -1,-2,-2,-1, 1, 2, 2, 1 },</text:p>
      <text:p text:style-name="Preformatted_20_Text"><text:s text:c="10"/>ejey[8] = { -2,-1, 1, 2, 2, 1,-1,-2 };</text:p>
      <text:p text:style-name="Preformatted_20_Text"/>
      <text:p text:style-name="Preformatted_20_Text">using namespace std;</text:p>
      <text:p text:style-name="Preformatted_20_Text"/>
      <text:p text:style-name="Preformatted_20_Text">int main(void)</text:p>
      <text:p text:style-name="Preformatted_20_Text">{</text:p>
      <text:p text:style-name="Preformatted_20_Text"><text:s text:c="2"/>int tablero[N][N]; /* tablero del caballo. */</text:p>
      <text:p text:style-name="Preformatted_20_Text"><text:s text:c="2"/>int i,j; bool res=false;</text:p>
      <text:p text:style-name="Preformatted_20_Text"/>
      <text:p text:style-name="Preformatted_20_Text"><text:s text:c="3"/>/* inicializa el tablero a cero */</text:p>
      <text:p text:style-name="Preformatted_20_Text"><text:s text:c="3"/>inicializa(tablero);</text:p>
      <text:p text:style-name="Preformatted_20_Text"/>
      <text:p text:style-name="Preformatted_20_Text"><text:s text:c="3"/>/* pone el primer movimiento */</text:p>
      <text:p text:style-name="Preformatted_20_Text"><text:s text:c="2"/>tablero[0][0] = 1;</text:p>
      <text:p text:style-name="Preformatted_20_Text"/>
      <text:p text:style-name="Preformatted_20_Text"><text:s text:c="2"/>mover(tablero,2,0,0,res);</text:p>
      <text:p text:style-name="Preformatted_20_Text"/>
      <text:p text:style-name="Preformatted_20_Text"><text:s text:c="2"/>if (res) { /* hay solucion: la muestra. */</text:p>
      <text:p text:style-name="Preformatted_20_Text"><text:s text:c="4"/>mostrarTablero(tablero);</text:p>
      <text:p text:style-name="Preformatted_20_Text"><text:s text:c="4"/>}</text:p>
      <text:p text:style-name="Preformatted_20_Text"><text:s text:c="2"/>else</text:p>
      <text:p text:style-name="Preformatted_20_Text"><text:s text:c="4"/>cout &lt;&lt; "\nNo existe solucion\n";</text:p>
      <text:p text:style-name="Preformatted_20_Text"/>
      <text:p text:style-name="Preformatted_20_Text"><text:s text:c="2"/>int cantidadDeSoluciones=0;</text:p>
      <text:p text:style-name="Preformatted_20_Text"><text:s text:c="2"/>inicializa(tablero);</text:p>
      <text:p text:style-name="Preformatted_20_Text"><text:s text:c="2"/>tablero[0][0] = 1;</text:p>
      <text:p text:style-name="Preformatted_20_Text"><text:s text:c="3"/>moverTodos(tablero,2,0,0,cantidadDeSoluciones);</text:p>
      <text:p text:style-name="Preformatted_20_Text"/>
      <text:p text:style-name="Preformatted_20_Text"><text:s text:c="2"/>return 0;</text:p>
      <text:p text:style-name="Preformatted_20_Text">}</text:p>
      <text:p text:style-name="Preformatted_20_Text"/>
      <text:p text:style-name="Preformatted_20_Text">void mover(int tablero[][N],int i, int pos_x, int pos_y, bool &amp; resuelto)</text:p>
      <text:p text:style-name="Preformatted_20_Text">{</text:p>
      <text:p text:style-name="Preformatted_20_Text"><text:s text:c="2"/>int k, u, v;</text:p>
      <text:p text:style-name="Preformatted_20_Text"><text:s text:c="2"/>k = 0;</text:p>
      <text:p text:style-name="Preformatted_20_Text"><text:s text:c="2"/>resuelto= false;</text:p>
      <text:p text:style-name="Preformatted_20_Text"><text:s text:c="2"/>do {</text:p>
      <text:p text:style-name="Preformatted_20_Text"><text:s text:c="4"/>u = pos_x + ejex[k]; v = pos_y + ejey[k]; /* seleccionar candidato */</text:p>
      <text:p text:style-name="Preformatted_20_Text"><text:s text:c="4"/>if (u &gt;= 0 &amp;&amp; u &lt; N &amp;&amp; v &gt;= 0 &amp;&amp; v &lt; N) { /* esta dentro de los limites? */</text:p>
      <text:p text:style-name="Preformatted_20_Text"><text:s text:c="7"/>if (tablero[u][v] == 0) { <text:s/>/* es valido? */</text:p>
      <text:p text:style-name="Preformatted_20_Text"><text:s text:c="8"/>tablero[u][v] = i; <text:s/>/* anota el candidato */</text:p>
      <text:p text:style-name="Preformatted_20_Text"><text:s text:c="9"/>if (i &lt; ncuad) { <text:s/>/* llega al final del recorrido? */</text:p>
      <text:p text:style-name="Preformatted_20_Text"><text:s text:c="12"/>mover(tablero,i+1,u,v,resuelto);</text:p>
      <text:p text:style-name="Preformatted_20_Text"><text:s text:c="12"/>if (!resuelto) tablero[u][v] = 0; /* borra el candidato */</text:p>
      <text:p text:style-name="Preformatted_20_Text"><text:s text:c="8"/>}</text:p>
      <text:p text:style-name="Preformatted_20_Text"><text:soft-page-break/><text:s text:c="8"/>else resuelto=true; /* hay solucion */</text:p>
      <text:p text:style-name="Preformatted_20_Text"><text:s text:c="6"/>}</text:p>
      <text:p text:style-name="Preformatted_20_Text"><text:s text:c="4"/>}</text:p>
      <text:p text:style-name="Preformatted_20_Text"><text:s text:c="4"/>k++;</text:p>
      <text:p text:style-name="Preformatted_20_Text"><text:s text:c="2"/>} while (!resuelto &amp;&amp; k &lt; 8);</text:p>
      <text:p text:style-name="Preformatted_20_Text">}</text:p>
      <text:p text:style-name="Preformatted_20_Text"/>
      <text:p text:style-name="Preformatted_20_Text">void moverTodos(int tablero[][N],int i, int pos_x, int pos_y, int &amp; nsol)</text:p>
      <text:p text:style-name="Preformatted_20_Text">{</text:p>
      <text:p text:style-name="Preformatted_20_Text"><text:s text:c="2"/>int k, u, v;</text:p>
      <text:p text:style-name="Preformatted_20_Text"/>
      <text:p text:style-name="Preformatted_20_Text"><text:s text:c="2"/>for (k = 0; k &lt; 8; k++) {</text:p>
      <text:p text:style-name="Preformatted_20_Text"><text:s text:c="4"/>u = pos_x + ejex[k]; v = pos_y + ejey[k];</text:p>
      <text:p text:style-name="Preformatted_20_Text"><text:s text:c="4"/>if (u &gt;= 0 &amp;&amp; u &lt; N &amp;&amp; v &gt;= 0 &amp;&amp; v &lt; N) { /* esta dentro de los limites */</text:p>
      <text:p text:style-name="Preformatted_20_Text"><text:s text:c="6"/>if (tablero[u][v] == 0) {</text:p>
      <text:p text:style-name="Preformatted_20_Text"><text:s text:c="8"/>tablero[u][v] = i;</text:p>
      <text:p text:style-name="Preformatted_20_Text"><text:s text:c="8"/>if (i &lt; ncuad)</text:p>
      <text:p text:style-name="Preformatted_20_Text"><text:s text:c="10"/>moverTodos(tablero,i+1,u,v,nsol);</text:p>
      <text:p text:style-name="Preformatted_20_Text"><text:s text:c="8"/>else</text:p>
      <text:p text:style-name="Preformatted_20_Text"><text:s text:c="11"/>{ cout &lt;&lt; "Solucion n�mero " &lt;&lt; ++nsol &lt;&lt; endl;</text:p>
      <text:p text:style-name="Preformatted_20_Text"><text:s text:c="13"/>mostrarTablero(tablero);</text:p>
      <text:p text:style-name="Preformatted_20_Text"><text:s text:c="12"/>}</text:p>
      <text:p text:style-name="Preformatted_20_Text"><text:s text:c="8"/>tablero[u][v] = 0;</text:p>
      <text:p text:style-name="Preformatted_20_Text"><text:s text:c="6"/>}</text:p>
      <text:p text:style-name="Preformatted_20_Text"><text:s text:c="4"/>}</text:p>
      <text:p text:style-name="Preformatted_20_Text"><text:s text:c="2"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void inicializa (int tablero[][N])</text:p>
      <text:p text:style-name="Preformatted_20_Text">{ <text:s/>for (int i = 0; i &lt; N; i++)</text:p>
      <text:p text:style-name="Preformatted_20_Text"><text:s text:c="5"/>for (int j = 0; j &lt; N; j++)</text:p>
      <text:p text:style-name="Preformatted_20_Text"><text:s text:c="7"/>tablero[i][j] = 0;</text:p>
      <text:p text:style-name="Preformatted_20_Text">}</text:p>
      <text:p text:style-name="Preformatted_20_Text"/>
      <text:p text:style-name="Preformatted_20_Text">void mostrarTablero(int T[][N])</text:p>
      <text:p text:style-name="Preformatted_20_Text">{</text:p>
      <text:p text:style-name="Preformatted_20_Text"><text:s text:c="6"/>for (int i = 0; i &lt; N; i++) {</text:p>
      <text:p text:style-name="Preformatted_20_Text"><text:s text:c="7"/>for (int j = 0; j &lt; N; j++)</text:p>
      <text:p text:style-name="Preformatted_20_Text"><text:s text:c="9"/>cout &lt;&lt; setw(3) &lt;&lt; T[i][j];</text:p>
      <text:p text:style-name="Preformatted_20_Text"><text:s text:c="7"/>cout &lt;&lt; endl;}</text:p>
      <text:p text:style-name="Preformatted_20_Text"/>
      <text:p text:style-name="P12">}</text:p>
      <text:p text:style-name="P12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20:02:10.330198272</dc:date>
    <meta:editing-duration>PT7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393" meta:character-count="2362" meta:non-whitespace-character-count="1749"/>
  </office:meta>
</office:document-meta>
</file>